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Impl.ElementImpl(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Synthetic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LastChil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Impl.getTag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AttributeNodeNS(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getPrevious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getNextSibl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ElementImpl(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Impl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hasAttribut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hasAttribut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hasChildNod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ElementImpl( String prefix , String localpart , String rawname , String uri , int line , int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AttributeNod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setAttribute( String name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ElementImpl( String prefix , String localpart , String rawname , String uri , int line , int column , int 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Impl.getParen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AttributeNS(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getFirstChi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Impl.hasAttributeNS( String namespaceURI , String local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Impl.getOwner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Impl.getAnnot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